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Main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8.768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2.30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536cm" fo:break-before="auto" style:use-optimal-row-height="true"/>
    </style:style>
    <style:style style:name="ro9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vertical-align="botto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bottom"/>
      <style:paragraph-properties fo:text-align="start" fo:margin-left="0cm"/>
    </style:style>
    <style:style style:name="ce20" style:family="table-cell" style:parent-style-name="Default" style:data-style-name="N110">
      <style:table-cell-properties style:text-align-source="fix" style:repeat-content="false" style:vertical-align="middle"/>
      <style:paragraph-properties fo:text-align="end"/>
    </style:style>
    <style:style style:name="ce21" style:family="table-cell" style:parent-style-name="Default" style:data-style-name="N2">
      <style:table-cell-properties style:text-align-source="fix" style:repeat-content="false" style:vertical-align="middle"/>
      <style:paragraph-properties fo:text-align="en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11"/>
        <table:table-column table:style-name="co6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5" table:number-columns-repeated="1016" table:default-cell-style-name="Default"/>
        <table:table-row table:style-name="ro3">
          <table:table-cell table:style-name="ce1" office:value-type="string" table:number-columns-spanned="8" table:number-rows-spanned="1">
            <text:p>Накладная №: [документы.номер] от [документы.дата]</text:p>
          </table:table-cell>
          <table:covered-table-cell table:style-name="ce1"/>
          <table:covered-table-cell table:style-name="ce10"/>
          <table:covered-table-cell/>
          <table:covered-table-cell table:number-columns-repeated="4" table:style-name="Default"/>
          <table:table-cell table:number-columns-repeated="1016"/>
        </table:table-row>
        <table:table-row table:style-name="ro2">
          <table:table-cell office:value-type="string" table:number-columns-spanned="3" table:number-rows-spanned="1">
            <text:p>Поставщик:</text:p>
          </table:table-cell>
          <table:covered-table-cell table:number-columns-repeated="2"/>
          <table:table-cell table:style-name="ce14" office:value-type="string" table:number-columns-spanned="5" table:number-rows-spanned="1">
            <text:p>[vw_контрагенты.имя]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office:value-type="string" table:number-columns-spanned="3" table:number-rows-spanned="1">
            <text:p>Получатель:</text:p>
          </table:table-cell>
          <table:covered-table-cell table:number-columns-repeated="2"/>
          <table:table-cell table:style-name="ce15" office:value-type="string">
            <text:p>[константы.наименование_фирмы]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/>
          <table:table-cell table:number-columns-repeated="1020"/>
        </table:table-row>
        <table:table-row table:style-name="ro4">
          <table:table-cell table:style-name="ce3" office:value-type="string" table:number-columns-spanned="2" table:number-rows-spanned="1">
            <text:p>№</text:p>
          </table:table-cell>
          <table:covered-table-cell table:style-name="ce3"/>
          <table:table-cell table:style-name="ce3" office:value-type="string" table:number-columns-spanned="2" table:number-rows-spanned="1">
            <text:p>Наименование</text:p>
          </table:table-cell>
          <table:covered-table-cell table:style-name="ce16"/>
          <table:table-cell table:style-name="ce16" office:value-type="string">
            <text:p>Ед.Изм.</text:p>
          </table:table-cell>
          <table:table-cell table:style-name="ce16" office:value-type="string">
            <text:p>Кол-во</text:p>
          </table:table-cell>
          <table:table-cell table:style-name="ce16" office:value-type="string">
            <text:p>Цена</text:p>
          </table:table-cell>
          <table:table-cell table:style-name="ce23" office:value-type="string">
            <text:p>Сумма</text:p>
          </table:table-cell>
          <table:table-cell table:number-columns-repeated="1016"/>
        </table:table-row>
        <table:table-row table:style-name="ro5" table:visibility="collapse">
          <table:table-cell table:style-name="ce4"/>
          <table:table-cell table:style-name="ce4" table:number-columns-repeated="7"/>
          <table:table-cell table:number-columns-repeated="1016"/>
        </table:table-row>
        <table:table-row table:style-name="ro6">
          <table:table-cell table:style-name="ce5" table:formula="of:=[.A6]+1" office:value-type="float" office:value="1">
            <text:p>1</text:p>
          </table:table-cell>
          <table:table-cell table:style-name="ce5" office:value-type="string">
            <text:p>.</text:p>
          </table:table-cell>
          <table:table-cell table:style-name="ce12" office:value-type="string" table:number-columns-spanned="2" table:number-rows-spanned="1">
            <text:p>[таблица.номенклатура__имя]</text:p>
          </table:table-cell>
          <table:covered-table-cell table:style-name="ce5"/>
          <table:table-cell table:style-name="ce18" office:value-type="string">
            <text:p>[таблица.номенклатура__едизм]</text:p>
          </table:table-cell>
          <table:table-cell table:style-name="ce20" office:value-type="string">
            <text:p>[таблица.p1__кол]</text:p>
          </table:table-cell>
          <table:table-cell table:style-name="ce21" office:value-type="string">
            <text:p>[таблица.p1__цена]</text:p>
          </table:table-cell>
          <table:table-cell table:style-name="ce21" office:value-type="string">
            <text:p>[таблица.p1__сумма]</text:p>
          </table:table-cell>
          <table:table-cell table:style-name="ce5" table:number-columns-repeated="1016"/>
        </table:table-row>
        <table:table-row table:style-name="ro7" table:visibility="collapse">
          <table:table-cell table:style-name="Default" table:number-columns-repeated="2"/>
          <table:table-cell table:style-name="ce12"/>
          <table:table-cell/>
          <table:table-cell table:style-name="Default" table:number-columns-repeated="4"/>
          <table:table-cell table:number-columns-repeated="1016"/>
        </table:table-row>
        <table:table-row table:style-name="ro8">
          <table:table-cell table:style-name="ce6" table:number-columns-repeated="6"/>
          <table:table-cell table:style-name="ce22" office:value-type="string">
            <text:p>Итого:</text:p>
          </table:table-cell>
          <table:table-cell table:style-name="ce24" office:value-type="string">
            <text:p>[документы.сумма]</text:p>
          </table:table-cell>
          <table:table-cell table:number-columns-repeated="1016"/>
        </table:table-row>
        <table:table-row table:style-name="ro2">
          <table:table-cell table:style-name="ce7" table:formula="of:=UPPER(&quot;[документы.сумма_прописью]&quot;)" office:value-type="string" office:string-value="[ДОКУМЕНТЫ.СУММА_ПРОПИСЬЮ]" table:number-columns-spanned="8" table:number-rows-spanned="1">
            <text:p>[ДОКУМЕНТЫ.СУММА_ПРОПИСЬЮ]</text:p>
          </table:table-cell>
          <table:covered-table-cell table:number-columns-repeated="7" table:style-name="ce9"/>
          <table:table-cell table:number-columns-repeated="1016"/>
        </table:table-row>
        <table:table-row table:style-name="ro9">
          <table:table-cell table:style-name="ce8" office:value-type="string" table:number-columns-spanned="4" table:number-rows-spanned="1">
            <text:p>Сдал:_________[константы.гл_бухгалтер_фирмы]</text:p>
          </table:table-cell>
          <table:covered-table-cell table:style-name="ce8"/>
          <table:covered-table-cell table:number-columns-repeated="2" table:style-name="ce13"/>
          <table:table-cell table:style-name="ce19" office:value-type="string" table:number-columns-spanned="4" table:number-rows-spanned="1">
            <text:p>Принял:________</text:p>
          </table:table-cell>
          <table:covered-table-cell table:number-columns-repeated="3" table:style-name="ce13"/>
          <table:table-cell table:style-name="ce13" table:number-columns-repeated="1016"/>
        </table:table-row>
      </table:table>
      <table:table table:name="Лист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26.02.2012</text:date>, <text:time>13:28:2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Morozov</meta:initial-creator>
    <meta:creation-date>2011-09-19T11:22:10</meta:creation-date>
    <dc:date>2012-02-26T13:28:22</dc:date>
    <meta:editing-duration>PT20H14M21S</meta:editing-duration>
    <meta:editing-cycles>141</meta:editing-cycles>
    <meta:generator>LibreOffice/3.4$Unix LibreOffice_project/340m1$Build-1206</meta:generator>
    <meta:document-statistic meta:table-count="3" meta:cell-count="24" meta:object-count="0"/>
  </office:meta>
</office:document-meta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>Const tableRequisite = "таблица"

'главная процедура - точка входа
Sub Main(DataFile As String)
	Dim Sheet As Object
	Sheet = ThisComponent.CurrentController.getActiveSheet()
	GenerateReport(DataFile, Sheet)
End Sub

'генерация отчета
Sub GenerateReport(File As String, Sheet As Object)
	Dim CountOfRows As Integer
	CountOfRows = GetRowsOfFile(File)
	SearchAndCloneRowsOfTable(tableRequisite, CountOfRows, Sheet)
	SubsRequisites(File, Sheet)
End Sub

'получение числа строк в табличной части
Function GetRowsOfFile(File As String) As Integer
	Dim CurrentLine As String
	Dim DataFile, Count, I As Integer
	Count = 0
	DataFile = FreeFile
	Open File For Input As #DataFile
	Do While not eof(DataFile)
		Line Input #DataFile, CurrentLine
		If IsSpecialTag(CurrentLine, tableRequisite, I) &gt; 0 then
			If Count &lt; I Then
				Count = I
			End If
		End If
	Loop
	Close #DataFile
	getRowsOfFile = Count
End Function 

'поиск таблицы и тиражирование ее строк
Sub SearchAndCloneRowsOfTable(searchString As String, countOfRows As Integer, Sheet As Object)
	Dim searchDescriptor, Found, Cell As Object
	Dim Row, column, I, r, c As Integer
	Dim Code As integer
	searchDescriptor = Sheet.createSearchDescriptor()
	searchDescriptor.SearchString = searchString
	Found = Sheet.findFirst(searchDescriptor)
	Row = Found.getCellAddress().Row
	Column = Found.getCellAddress().Column
	For I = 1 to CountOfRows - 1
		CopyAndInsertEtalonRow(Row, Row + I, Sheet)
	Next
	r = Row
	c = Column
	For I = 1 to CountOfRows
		r = Row + I - 1
		c = Column
		Cell = Sheet.getCellByPosition(c, r)
		Do While IsSpecialTag(Cell.String, tableRequisite, code) &gt; 0
		 	Cell.String =PasteNumberInTableRequisite(Cell.String, I)
		 	if Cell.isMerged() Then
		 		c = c + 2
		 	Else
		 		c = c + 1
		 	End If
			Cell = Sheet.getCellByPosition(c, r)
		Loop  
	Next	
End Sub

'Добавление номера к табличному реквизиту
Function PasteNumberInTableRequisite(Requisite As String, Number As Integer) As String
	Dim sTmp As String
	Dim iTmp, I As Integer 
	iTmp = InStr(Requisite, tableRequisite)
	I = iTmp + Len(tableRequisite) - 1
	If iTmp &gt; 0 Then
		sTmp = Left(Requisite, I) &amp; CStr(Number) &amp; Right(Requisite, Len(Requisite) - I)
	End If	
	pasteNumberInTableRequisite = sTmp 
End Function

'подстановка реквизитов в шаблон
Sub SubsRequisites(File As string, Sheet As Object)
	Dim replaceDescriptor, Cell As Object
	Dim dataFile As Integer
	Dim CurrentLine As String
	replaceDescriptor = Sheet.createReplaceDescriptor()
	DataFile = FreeFile
	Open File For Input As #DataFile
		Do While not eof(DataFile)
			Line Input #DataFile, CurrentLine
			SubStr = Parser(CurrentLine)
			ReplaceDescriptor.SearchString = SubStr(0)
			ReplaceDescriptor.ReplaceString = SubStr(1)
			Sheet.ReplaceAll(ReplaceDescriptor)
		Loop
	Close #DataFile	
End Sub

'Функция для определения тега таблицы
Function IsSpecialTag(Str As String, Tag As String, Code As Integer) As Integer
	Dim iTmp, iStartNum, iEndNum, I As Integer 
	iTmp = InStr(Str, Tag)
	If iTmp &gt; 0 Then
		I = iTmp + Len(Tag)
		iStartNum = I
		Do While IsNumeric(Mid(Str, I, 1))
			I = I + 1
		Loop 
		iEndNum = I - 1
		Code = CInt(Mid(Str, iStartNum, iEndNum - iStartNum + 1))
		Str = Left(Str, iStartNum - 1) &amp; Right(Str, Len(Str) - iEndNum)
	End If	
	IsSpecialTag = iTmp 
End Function

'Парсим строку, определяем строки с именем реквизита и значением
Function Parser(Source As String) As Variant
	Dim tSubStr as Variant
	tSubStr = Split(Source, ";", 2)
	tSubStr(0) = Trim(tSubStr(0))
	tSubStr(1) = Trim(tSubStr(1))	
	Parser = tSubStr
End Function 

'копирование и вставка первой строки таблицы
Sub CopyAndInsertEtalonRow(RowEtalon As Integer, RowGoal as Integer, Sheet As Object)
	Sheet.Rows.insertByIndex(RowGoal, 1)
	Sheet.Rows(RowGoal).OptimalHeight = True
	Sheet.Rows(RowGoal).Height = Sheet.Rows(RowEtalon).Height
	RangeAddress = Sheet.GetCellRangeByPosition(0, RowEtalon, 99, RowEtalon).GetRangeAddress()
	CellAddress = Sheet.GetCellByPosition(0, RowGoal).GetCellAddress()
	Sheet.copyRange(CellAddress, RangeAddress) 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